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b625" officeooo:paragraph-rsid="0019b625"/>
    </style:style>
    <style:style style:name="P2" style:family="paragraph" style:parent-style-name="Standard">
      <style:text-properties officeooo:rsid="0019b625" officeooo:paragraph-rsid="001a4bec"/>
    </style:style>
    <style:style style:name="P3" style:family="paragraph" style:parent-style-name="Standard">
      <style:text-properties officeooo:rsid="0019b625" officeooo:paragraph-rsid="001c4a39"/>
    </style:style>
    <style:style style:name="P4" style:family="paragraph" style:parent-style-name="Standard">
      <style:text-properties officeooo:rsid="0019b625" officeooo:paragraph-rsid="001d5359"/>
    </style:style>
    <style:style style:name="P5" style:family="paragraph" style:parent-style-name="Standard">
      <style:text-properties fo:font-weight="bold" officeooo:rsid="001a4bec" officeooo:paragraph-rsid="001a4bec" style:font-weight-asian="bold" style:font-weight-complex="bold"/>
    </style:style>
    <style:style style:name="P6" style:family="paragraph" style:parent-style-name="Standard">
      <style:text-properties fo:font-weight="bold" officeooo:rsid="001d5359" officeooo:paragraph-rsid="001d5359" style:font-weight-asian="bold" style:font-weight-complex="bold"/>
    </style:style>
    <style:style style:name="P7" style:family="paragraph" style:parent-style-name="Standard">
      <style:text-properties fo:font-weight="bold" officeooo:rsid="001f30ec" officeooo:paragraph-rsid="001f30ec" style:font-weight-asian="bold" style:font-weight-complex="bold"/>
    </style:style>
    <style:style style:name="P8" style:family="paragraph" style:parent-style-name="Standard">
      <style:text-properties fo:font-weight="bold" officeooo:rsid="001fc27f" officeooo:paragraph-rsid="001fc27f" style:font-weight-asian="bold" style:font-weight-complex="bold"/>
    </style:style>
    <style:style style:name="P9" style:family="paragraph" style:parent-style-name="Standard">
      <style:text-properties fo:font-style="normal" officeooo:rsid="001a4bec" officeooo:paragraph-rsid="001a4bec" style:font-style-asian="normal" style:font-style-complex="normal"/>
    </style:style>
    <style:style style:name="P10" style:family="paragraph" style:parent-style-name="Standard">
      <style:text-properties fo:font-style="normal" fo:font-weight="bold" officeooo:rsid="0020452f" officeooo:paragraph-rsid="0020452f" style:font-style-asian="normal" style:font-weight-asian="bold" style:font-style-complex="normal" style:font-weight-complex="bold"/>
    </style:style>
    <style:style style:name="P11" style:family="paragraph" style:parent-style-name="Standard">
      <style:text-properties fo:font-style="normal" fo:font-weight="bold" officeooo:rsid="0020452f" officeooo:paragraph-rsid="00204851" style:font-style-asian="normal" style:font-weight-asian="bold" style:font-style-complex="normal" style:font-weight-complex="bold"/>
    </style:style>
    <style:style style:name="P12" style:family="paragraph" style:parent-style-name="Standard">
      <style:text-properties fo:font-style="normal" fo:font-weight="bold" officeooo:rsid="0020452f" officeooo:paragraph-rsid="0022845f" style:font-style-asian="normal" style:font-weight-asian="bold" style:font-style-complex="normal" style:font-weight-complex="bold"/>
    </style:style>
    <style:style style:name="P13" style:family="paragraph" style:parent-style-name="Standard">
      <style:text-properties fo:font-style="normal" fo:font-weight="bold" officeooo:rsid="0022845f" officeooo:paragraph-rsid="0022845f" style:font-style-asian="normal" style:font-weight-asian="bold" style:font-style-complex="normal" style:font-weight-complex="bold"/>
    </style:style>
    <style:style style:name="P14" style:family="paragraph" style:parent-style-name="Standard">
      <style:text-properties fo:font-style="normal" fo:font-weight="bold" officeooo:rsid="00239559" officeooo:paragraph-rsid="00239559" style:font-style-asian="normal" style:font-weight-asian="bold" style:font-style-complex="normal" style:font-weight-complex="bold"/>
    </style:style>
    <style:style style:name="P15" style:family="paragraph" style:parent-style-name="Standard">
      <style:text-properties fo:font-style="normal" fo:font-weight="normal" officeooo:rsid="00239559" officeooo:paragraph-rsid="00239559" style:font-style-asian="normal" style:font-weight-asian="normal" style:font-style-complex="normal" style:font-weight-complex="normal"/>
    </style:style>
    <style:style style:name="P16" style:family="paragraph" style:parent-style-name="Standard">
      <style:text-properties fo:font-weight="normal" officeooo:rsid="001d5359" officeooo:paragraph-rsid="001d5359" style:font-weight-asian="normal" style:font-weight-complex="normal"/>
    </style:style>
    <style:style style:name="P17" style:family="paragraph" style:parent-style-name="Standard">
      <style:text-properties fo:font-weight="normal" officeooo:rsid="001f30ec" officeooo:paragraph-rsid="001fc27f" style:font-weight-asian="normal" style:font-weight-complex="normal"/>
    </style:style>
    <style:style style:name="P18" style:family="paragraph" style:parent-style-name="Standard">
      <style:text-properties fo:font-weight="normal" officeooo:rsid="001fc27f" officeooo:paragraph-rsid="001fc27f" style:font-weight-asian="normal" style:font-weight-complex="normal"/>
    </style:style>
    <style:style style:name="P19" style:family="paragraph" style:parent-style-name="Standard">
      <style:text-properties officeooo:paragraph-rsid="001fc27f"/>
    </style:style>
    <style:style style:name="P20" style:family="paragraph" style:parent-style-name="Standard">
      <style:paragraph-properties fo:break-before="page"/>
      <style:text-properties fo:font-weight="bold" officeooo:rsid="001fc27f" officeooo:paragraph-rsid="001fc27f" style:font-weight-asian="bold" style:font-weight-complex="bold"/>
    </style:style>
    <style:style style:name="P21" style:family="paragraph" style:parent-style-name="Text_20_body">
      <style:text-properties style:text-underline-style="none" fo:font-weight="bold" officeooo:rsid="00239559" officeooo:paragraph-rsid="00239559" style:font-weight-asian="bold" style:font-weight-complex="bold"/>
    </style:style>
    <style:style style:name="P22" style:family="paragraph" style:parent-style-name="Text_20_body">
      <style:text-properties style:text-underline-style="none" fo:font-weight="bold" officeooo:rsid="0025184e" officeooo:paragraph-rsid="0025184e" style:font-weight-asian="bold" style:font-weight-complex="bold"/>
    </style:style>
    <style:style style:name="P23" style:family="paragraph" style:parent-style-name="Text_20_body">
      <style:text-properties style:text-underline-style="none" fo:font-weight="bold" officeooo:rsid="0025184e" officeooo:paragraph-rsid="0025ae5c" style:font-weight-asian="bold" style:font-weight-complex="bold"/>
    </style:style>
    <style:style style:name="P24" style:family="paragraph" style:parent-style-name="Text_20_body">
      <style:text-properties style:text-underline-style="none" fo:font-weight="normal" officeooo:rsid="00239559" officeooo:paragraph-rsid="00239559" style:font-weight-asian="normal" style:font-weight-complex="normal"/>
    </style:style>
    <style:style style:name="P25" style:family="paragraph" style:parent-style-name="Subtitle">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bold" officeooo:rsid="001a4bec" style:font-weight-asian="bold" style:font-weight-complex="bold"/>
    </style:style>
    <style:style style:name="T3" style:family="text">
      <style:text-properties fo:font-weight="bold" officeooo:rsid="001d5359" style:font-weight-asian="bold" style:font-weight-complex="bold"/>
    </style:style>
    <style:style style:name="T4" style:family="text">
      <style:text-properties officeooo:rsid="001a4bec"/>
    </style:style>
    <style:style style:name="T5" style:family="text">
      <style:text-properties fo:font-weight="normal" style:font-weight-asian="normal" style:font-weight-complex="normal"/>
    </style:style>
    <style:style style:name="T6" style:family="text">
      <style:text-properties fo:font-weight="normal" officeooo:rsid="001a4bec" style:font-weight-asian="normal" style:font-weight-complex="normal"/>
    </style:style>
    <style:style style:name="T7" style:family="text">
      <style:text-properties fo:font-weight="normal" officeooo:rsid="001c4a39" style:font-weight-asian="normal" style:font-weight-complex="normal"/>
    </style:style>
    <style:style style:name="T8" style:family="text">
      <style:text-properties fo:font-weight="normal" officeooo:rsid="001d5359" style:font-weight-asian="normal" style:font-weight-complex="normal"/>
    </style:style>
    <style:style style:name="T9" style:family="text">
      <style:text-properties fo:font-weight="normal" officeooo:rsid="0019b625" style:font-weight-asian="normal" style:font-weight-complex="normal"/>
    </style:style>
    <style:style style:name="T10" style:family="text">
      <style:text-properties fo:font-weight="normal" officeooo:rsid="001fc27f" style:font-weight-asian="normal" style:font-weight-complex="normal"/>
    </style:style>
    <style:style style:name="T11" style:family="text">
      <style:text-properties fo:font-weight="normal" officeooo:rsid="0025184e"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01a4bec" style:font-style-asian="italic" style:font-style-complex="italic"/>
    </style:style>
    <style:style style:name="T14" style:family="text">
      <style:text-properties fo:font-style="italic" officeooo:rsid="001c4a39"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c4a39" style:font-style-asian="italic" style:font-weight-asian="normal" style:font-style-complex="italic" style:font-weight-complex="normal"/>
    </style:style>
    <style:style style:name="T17" style:family="text">
      <style:text-properties fo:font-style="italic" fo:font-weight="normal" officeooo:rsid="001fc27f" style:font-style-asian="italic" style:font-weight-asian="normal" style:font-style-complex="italic" style:font-weight-complex="normal"/>
    </style:style>
    <style:style style:name="T18" style:family="text">
      <style:text-properties fo:font-style="italic" fo:font-weight="normal" officeooo:rsid="0020452f" style:font-style-asian="italic" style:font-weight-asian="normal" style:font-style-complex="italic" style:font-weight-complex="normal"/>
    </style:style>
    <style:style style:name="T19" style:family="text">
      <style:text-properties officeooo:rsid="001d5359"/>
    </style:style>
    <style:style style:name="T20" style:family="text">
      <style:text-properties officeooo:rsid="001fc27f"/>
    </style:style>
    <style:style style:name="T21" style:family="text">
      <style:text-properties fo:font-style="normal" fo:font-weight="normal" officeooo:rsid="001fc27f" style:font-style-asian="normal" style:font-weight-asian="normal" style:font-style-complex="normal" style:font-weight-complex="normal"/>
    </style:style>
    <style:style style:name="T22" style:family="text">
      <style:text-properties fo:language="nl" fo:country="NL"/>
    </style:style>
    <style:style style:name="T23" style:family="text">
      <style:text-properties fo:language="nl" fo:country="NL" fo:font-style="italic" style:font-style-asian="italic" style:font-style-complex="italic"/>
    </style:style>
    <style:style style:name="T24" style:family="text">
      <style:text-properties fo:language="nl" fo:country="NL" fo:font-style="italic" officeooo:rsid="0020452f" style:font-style-asian="italic" style:font-style-complex="italic"/>
    </style:style>
    <style:style style:name="T25" style:family="text">
      <style:text-properties fo:language="nl" fo:country="NL" fo:font-style="italic" fo:font-weight="normal" style:font-style-asian="italic" style:font-weight-asian="normal" style:font-style-complex="italic" style:font-weight-complex="normal"/>
    </style:style>
    <style:style style:name="T26" style:family="text">
      <style:text-properties fo:language="nl" fo:country="NL" fo:font-style="italic" fo:font-weight="normal" officeooo:rsid="00204851" style:font-style-asian="italic" style:font-weight-asian="normal" style:font-style-complex="italic" style:font-weight-complex="normal"/>
    </style:style>
    <style:style style:name="T27" style:family="text">
      <style:text-properties fo:language="nl" fo:country="NL" fo:font-style="italic" fo:font-weight="normal" officeooo:rsid="001a4bec" style:font-style-asian="italic" style:font-weight-asian="normal" style:font-style-complex="italic" style:font-weight-complex="normal"/>
    </style:style>
    <style:style style:name="T28" style:family="text">
      <style:text-properties fo:language="nl" fo:country="NL" fo:font-weight="normal" style:font-weight-asian="normal" style:font-weight-complex="normal"/>
    </style:style>
    <style:style style:name="T29" style:family="text">
      <style:text-properties fo:language="nl" fo:country="NL" fo:font-weight="normal" officeooo:rsid="00204851" style:font-weight-asian="normal" style:font-weight-complex="normal"/>
    </style:style>
    <style:style style:name="T30" style:family="text">
      <style:text-properties fo:language="nl" fo:country="NL" fo:font-weight="normal" officeooo:rsid="0021cf31" style:font-weight-asian="normal" style:font-weight-complex="normal"/>
    </style:style>
    <style:style style:name="T31" style:family="text">
      <style:text-properties fo:language="nl" fo:country="NL" fo:font-weight="normal" officeooo:rsid="001a4bec" style:font-weight-asian="normal" style:font-weight-complex="normal"/>
    </style:style>
    <style:style style:name="T32" style:family="text">
      <style:text-properties fo:language="nl" fo:country="NL" fo:font-style="normal" fo:font-weight="normal" style:font-style-asian="normal" style:font-weight-asian="normal" style:font-style-complex="normal" style:font-weight-complex="normal"/>
    </style:style>
    <style:style style:name="T33" style:family="text">
      <style:text-properties fo:language="nl" fo:country="NL" fo:font-style="normal" fo:font-weight="normal" officeooo:rsid="001a4bec" style:font-style-asian="normal" style:font-weight-asian="normal" style:font-style-complex="normal" style:font-weight-complex="normal"/>
    </style:style>
    <style:style style:name="T34" style:family="text">
      <style:text-properties fo:language="nl" fo:country="NL" fo:font-style="normal" fo:font-weight="normal" officeooo:rsid="00239559" style:font-style-asian="normal" style:font-weight-asian="normal" style:font-style-complex="normal" style:font-weight-complex="normal"/>
    </style:style>
    <style:style style:name="T35" style:family="text">
      <style:text-properties fo:language="nl" fo:country="NL" fo:font-style="normal" fo:font-weight="normal" officeooo:rsid="00265267" style:font-style-asian="normal" style:font-weight-asian="normal" style:font-style-complex="normal" style:font-weight-complex="normal"/>
    </style:style>
    <style:style style:name="T36" style:family="text">
      <style:text-properties fo:language="nl" fo:country="NL" officeooo:rsid="00204851"/>
    </style:style>
    <style:style style:name="T37" style:family="text">
      <style:text-properties fo:language="nl" fo:country="NL" officeooo:rsid="0022845f"/>
    </style:style>
    <style:style style:name="T38" style:family="text">
      <style:text-properties fo:language="nl" fo:country="NL" officeooo:rsid="001a4bec"/>
    </style:style>
    <style:style style:name="T39" style:family="text">
      <style:text-properties fo:language="nl" fo:country="NL" officeooo:rsid="002652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aneel 1.</text:span> </text:p>
      <text:p text:style-name="P1">Bescherm <text:span text:style-name="T19">mensen</text:span>levens en <text:span text:style-name="T19">mensenrechten</text:span></text:p>
      <text:p text:style-name="P4">Hoe <text:span text:style-name="T6">bron- en contactopsporing </text:span>apps COVID-19 en Big Brother kunnen tegengaan.</text:p>
      <text:p text:style-name="P1"/>
      <text:p text:style-name="P1"><text:span text:style-name="T1">Paneel 2.</text:span> <text:line-break/>Een probleem met COVID-19:</text:p>
      <text:p text:style-name="P1">Je bent grofweg 2 dagen voor dat je weet dat je geïnfecteerd bent al besmettelijk</text:p>
      <text:p text:style-name="P1"/>
      <text:p text:style-name="P1">Maar het kost grofweg 3 dagen om besmettelijk te worden, dus als we mensen die aan jou zijn blootgesteld in quarantaine plaatsen op de dag dat je geïnfecteerd bent….</text:p>
      <text:p text:style-name="P1"/>
      <text:p text:style-name="P2">Stoppen we de verspreiding, door <text:span text:style-name="T4">het een stap voor te zijn!<text:line-break/><text:line-break/>* </text:span><text:span text:style-name="T13">Maar hoe zit dat met asymptotisch mensen? Deze blijken geen grote rol te spelen in de verspreiding van COVID-19. Zie </text:span><text:span text:style-name="T14">de </text:span><text:span text:style-name="T13">citaten aan het eind</text:span><text:span text:style-name="T14">e</text:span><text:span text:style-name="T13">. </text:span><text:span text:style-name="T4"><text:line-break/><text:line-break/></text:span><text:span text:style-name="T2">Paneel 3.</text:span></text:p>
      <text:p text:style-name="P2"><text:span text:style-name="T6">Dit noemen we bron- en contactopsporing. Het is een belangrijk deel van hoe Zuid-Korea en Taiwan COVID-19 in bedwang houden, en wat wij dus ook moeten doen. <text:line-break/><text:line-break/>We hoeven zelfs niet alle mensen met wie je in contact bent geweest op te sporen! We hoeven slechts ~60% van ze te vinden</text:span></text:p>
      <text:p text:style-name="P2"><text:span text:style-name="T6"/></text:p>
      <text:p text:style-name="P9"><text:span text:style-name="T5">* </text:span><text:span text:style-name="T15">~60%? </text:span><text:span text:style-name="T16">Nogmaals, zie de citaten aan het einde!</text:span></text:p>
      <text:p text:style-name="P2"><text:span text:style-name="T6"/></text:p>
      <text:p text:style-name="P5"><text:span text:style-name="T4">P</text:span>aneel 4</text:p>
      <text:p text:style-name="P3"><text:span text:style-name="T6">…</text:span><text:span text:style-name="T7">maar we moeten ze wel snel vinden. Traditionele </text:span><text:span text:style-name="T6">bron- en contactopsporing</text:span><text:span text:style-name="T7"> met interviews is te langzaam. </text:span></text:p>
      <text:p text:style-name="P3"><text:span text:style-name="T7"/></text:p>
      <text:p text:style-name="P4"><text:span text:style-name="T7">Daarom hebben we </text:span><text:span text:style-name="T6">bron- en contactopsporing </text:span><text:span text:style-name="T7">apps nodig. <text:line-break/><text:line-break/>Maar moeten we voor onze gezondheid dan privacy opofferen?</text:span></text:p>
      <text:p text:style-name="P4"><text:span text:style-name="T7"/></text:p>
      <text:p text:style-name="P4"><text:span text:style-name="T3">Paneel 5</text:span><text:span text:style-name="T7"> </text:span></text:p>
      <text:p text:style-name="P4"><text:span text:style-name="T8">Echt niet!</text:span><text:span text:style-name="T6"> <text:s/></text:span><text:s text:c="3"/></text:p>
      <text:p text:style-name="P1"/>
      <text:p text:style-name="P6">Paneel 6</text:p>
      <text:p text:style-name="P16">It is absoluut mogelijk om mensenlevens EN mensenrechten te beschermen met een vrij simpele methode. Met behulp van Alice &amp; Bob kijken we hoe die methode werkt.</text:p>
      <text:p text:style-name="P16"><text:s/></text:p>
      <text:p text:style-name="P7">Paneel 7</text:p>
      <text:p text:style-name="P17">Alice krijgt een <text:s/><text:span text:style-name="T4">bron- en contactopsporing app! </text:span>(&amp; de code daarvan is voor iedereen in te zien, zodat men kan verifiëren dat het daadwerkelijk als volgt werkt…)<text:line-break/><text:line-break/>Elke vijf minuten zendt haar telefoon, via Bluetooth, willekeurig uniek <text:span text:style-name="T20">gebrabbel</text:span> uit naar alle apparaten <text:span text:style-name="T20">in de buurt</text:span><text:line-break/><text:line-break/><text:span text:style-name="T12">* Vijf minuten is slechts een voorbeeld! And technisch gezien is het “pseudo willekeurig” aangezien het geen quantum….doet er NIET toe!</text:span> <text:s text:c="4"/></text:p>
      <text:p text:style-name="P16"/>
      <text:p text:style-name="P8"/>
      <text:p text:style-name="P20">Paneel 8 </text:p>
      <text:p text:style-name="P18">Omdat de berichten willekeurig zijn &amp; geen gebruik maken van GPS, bevatten ze GEEN informatie over Alice haar identiteit, locatie of wat dan maar ook.</text:p>
      <text:p text:style-name="P18"/>
      <text:p text:style-name="P18">Enfin – terwijl haar telefoon willekeurige berichten verstuurt, luistert haar telefoon ook naar berichten van telefoons in de buurt. <text:s/></text:p>
      <text:p text:style-name="P18"/>
      <text:p text:style-name="P8">Paneel 9</text:p>
      <text:p text:style-name="P8"><text:span text:style-name="T5">Bijvoorbeeld</text:span> <text:span text:style-name="T5">die van Bob. </text:span></text:p>
      <text:p text:style-name="P8"><text:span text:style-name="T5">Bob heeft ook een privacy respecterende </text:span><text:span text:style-name="T6">bron- en contactopsporing </text:span><text:span text:style-name="T9">app </text:span><text:span text:style-name="T5">die compatibel is met (of dezelfde als) die van Alice. Als Alice &amp; Bob bij elkaar in de buurt blijven voor meer dan vijf minuten dan wisselen hun telefoons uniek gebrabbel uit. </text:span></text:p>
      <text:p text:style-name="P8"><text:span text:style-name="T5"/></text:p>
      <text:p text:style-name="P8">Paneel 10</text:p>
      <text:p text:style-name="P19"><text:span text:style-name="T10">Allebei de telefoons onthouden alle berichten die ze hebben verstuurd en ontvangen gedurende de laatste 14 dagen. Nogmaals: doordat de willekeurige berichten geen enkele informatie bevatten is de privacy van Alice beschermt tegen Bob en vice versa!<text:line-break/><text:line-break/></text:span><text:span text:style-name="T17">* 14</text:span><text:span text:style-name="T21"> </text:span><text:span text:style-name="T17">dagen is ook slechts een voorbeeld! </text:span><text:span text:style-name="T18">E</text:span><text:span text:style-name="T23">pidemiolo</text:span><text:span text:style-name="T24">gen ontdekken wellicht dat de “besmettelijke periode” in werkelijkheid korter of langer is.</text:span></text:p>
      <text:p text:style-name="P19"><text:span text:style-name="T24"/></text:p>
      <text:p text:style-name="P10"><text:span text:style-name="T22">Paneel 11<text:line-break/></text:span><text:span text:style-name="T28">De volgende dag heeft Alice een droge hoest en koorts. </text:span></text:p>
      <text:p text:style-name="P10"><text:span text:style-name="T28">Alice wordt getest.</text:span></text:p>
      <text:p text:style-name="P10"><text:span text:style-name="T28">Alice heeft COVID-19. Alice heeft haar dag niet. </text:span></text:p>
      <text:p text:style-name="P10"><text:span text:style-name="T28"/></text:p>
      <text:p text:style-name="P11"><text:span text:style-name="T22">Paneel 12<text:line-break/></text:span><text:span text:style-name="T28">Maar ze zal niet nodeloos hoeven te lijden! Alice verzend haar “Wat ik heb gezegd” berichten naar een ziekenhuis database met behulp van een eenmalige code ontvangen van haar dokter. (De code is om spam tegen te gaan). Alice kan ook bepaalde berichten van tijdstippen die ze privé wil houden verbergen, bijvoorbeeld van avonden thuis. <text:line-break/><text:line-break/></text:span><text:span text:style-name="T22">Paneel 13<text:line-break/></text:span><text:span text:style-name="T28">De database slaat het gebrabbel van Alice d’r telefoon op. Wederom: de willekeurige berichten geven het ziekenhuis GEEN INFORMATIE over waar Alice was, met wie ze was, wat ze aan het doen waren of zelfs hoeveel mensen Alice ontmoette. Het is allemaal betekeningsloos voor het ziekenhuis... <text:line-break/><text:line-break/>*Z</text:span><text:span text:style-name="T25">iekenhuizen uit verschillende landen kunnen boodschappen uitwisselen, maar omdat ze geen informatie bevatten is dit geen inbreuk op de privacy. <text:line-break/><text:line-break/></text:span><text:span text:style-name="T22">Paneel 14<text:line-break/></text:span><text:span text:style-name="T29">Maar niet voor Bob! </text:span></text:p>
      <text:p text:style-name="P11"><text:span text:style-name="T29">De telefoon van Bob controleert regelmatig de lijst van het ziekenhuis met willekeurige berichten van COVID-19 gevallen en kijkt daarmee of het een van deze berichten in de afgelopen 14 dagen heeft “gehoord” van telefoons in de buurt. <text:line-break/><text:line-break/>(Het gebrabbel geeft Bob GEEN ANDERE PERSOONLIJKE INFORMATIE)<text:line-break/><text:line-break/>*</text:span><text:span text:style-name="T26"> Het daadwerkelijke DP-3T protocol is zelfs nog beter beveiligd! Het maakt gebruik van een “koekoek filter” zodat telefoons alleen die COVID-19 berichten krijgen die het heeft gehoord, </text:span><text:soft-page-break/><text:span text:style-name="T26">zonder bekendmaking van ALLE COVID-19 berichten.<text:line-break/></text:span></text:p>
      <text:p text:style-name="P11"><text:span text:style-name="T36">Paneel 15</text:span><text:span text:style-name="T29"> <text:s/><text:line-break/>Als het, bijvoorbeeld, zes of meer berichten van COVID-19 gevallen heeft gehoord (6x5= 30min totale blootstelling) waarschuwt de telefoon dat Bob in zelf-quarantaine moet gaan.</text:span></text:p>
      <text:p text:style-name="P11"><text:span text:style-name="T29"/></text:p>
      <text:p text:style-name="P12"><text:span text:style-name="T29">En daarmee, doorbreekt Bob de ketting van </text:span><text:span text:style-name="T30">overdracht, een stap voor het virus! </text:span><text:span text:style-name="T29"><text:s/><text:line-break/><text:line-break/>* </text:span><text:span text:style-name="T26">Wederom deze getallen zijn slechts voorbeelden</text:span><text:span text:style-name="T25"> <text:s/><text:line-break/></text:span></text:p>
      <text:p text:style-name="P12"><text:span text:style-name="T37">Paneel 16</text:span></text:p>
      <text:p text:style-name="P13"><text:span text:style-name="T28">Et voila!</text:span></text:p>
      <text:p text:style-name="P13"><text:span text:style-name="T28"/></text:p>
      <text:p text:style-name="P13"><text:span text:style-name="T28">Dit is hoe digitale </text:span><text:span text:style-name="T31">bron- en contactopsporing </text:span><text:span text:style-name="T28">pro-actief bij kan dragen aan het voorkomen van de verspreiding van COVID-19, alsmede het beschermen van onze rechten. <text:line-break/><text:line-break/>Dankjewel Alice &amp; Bob. Blijf gezond.</text:span></text:p>
      <text:p text:style-name="P13"><text:span text:style-name="T28"/></text:p>
      <text:p text:style-name="P14"><text:span text:style-name="T22">Citaten: </text:span></text:p>
      <text:p text:style-name="P15"><text:span text:style-name="T22">Deze strip is een ruwe samenvatting van het DP-3T protocol zoals bekend op 9 april 2020. Het daadwerkelijke protocol is complexer en zelfs nog veiliger! Zie hun paper: <text:line-break/><text:line-break/>github.com/DP3T/documents</text:span></text:p>
      <text:p text:style-name="P14"><text:span text:style-name="T22"><text:line-break/></text:span><text:span text:style-name="T28">Er is ook nog een vergelijkbaar privacy beschermd systeem genaamd TCN Protocol. Bekijk dat hier: </text:span></text:p>
      <text:p text:style-name="P14"><text:span text:style-name="T28"/></text:p>
      <text:p text:style-name="P14"><text:span text:style-name="T28">github.com/TCNCoalition/TCN</text:span></text:p>
      <text:p text:style-name="P14"><text:span text:style-name="T28"/></text:p>
      <text:p text:style-name="P14"><text:span text:style-name="T28">En tenslotte, is hier de studie van de Universiteit van Oxford die aantoont dat </text:span><text:span text:style-name="T31">bron- en contactopsporing </text:span><text:span text:style-name="T28">apps COVID-19 kunnen tegengaan zonder lange termijn </text:span><text:span text:style-name="T25">lockdowns!<text:line-break/><text:line-break/>Ferretti &amp; Wymant et al. “Quantifying SARS-CoV-2 transmission suggests epidemic control with digital contact tracing” Science(2020)<text:line-break/><text:line-break/></text:span><text:span text:style-name="T22">Laatste paneel</text:span></text:p>
      <text:p text:style-name="P15"><text:span text:style-name="T22">Deze strip is in het publiek domein. </text:span></text:p>
      <text:p text:style-name="P15"><text:span text:style-name="T22"/></text:p>
      <text:p text:style-name="P15"><text:span text:style-name="T22">Dat betekent dat je al toestemming hebt om dit te herpubliceren op je eigen nieuws site. Sterker nog, we zouden het fantastisch vinden als het in je <text:s/></text:span><text:span text:style-name="T38">bron- en contactopsporing </text:span><text:span text:style-name="T22">app bijsluit! (Mits het daadwerkelijk het beschreven privacy-beschermde protocol volgt)<text:line-break/><text:line-break/>(Je hebt ook al toestemming om deze strip te vertalen! De gebruikte lettertypen zijn “Patrick Hand” en “Open Sans” </text:span></text:p>
      <text:p text:style-name="P15"><text:span text:style-name="T22"/></text:p>
      <text:p text:style-name="P15"><text:span text:style-name="T22">Door Nicky Case</text:span></text:p>
      <text:p text:style-name="P15"><text:span text:style-name="T22">Met enorm veel hulp van</text:span></text:p>
      <text:p text:style-name="P15"><text:span text:style-name="T22">Prof. Carmela Troncoso (beveiliging) <text:line-break/>&amp; Prof. Marcel Salathé (epidemiologie) </text:span></text:p>
      <text:p text:style-name="P15"><text:span text:style-name="T22"/></text:p>
      <text:p text:style-name="P15"><text:span text:style-name="T22">Nederlandse vertaling: Björn Wijers, </text:span><text:a xlink:type="simple" xlink:href="https://burobjorn.nl/" text:style-name="Internet_20_link" text:visited-style-name="Visited_20_Internet_20_Link">https://burobjorn.nl</text:a><text:span text:style-name="T22"> </text:span><text:span text:style-name="T39">(CC-0)</text:span><text:span text:style-name="T22"><text:line-break/></text:span></text:p>
      <text:p text:style-name="P25"><text:soft-page-break/>De een pagina variant<text:line-break/></text:p>
      <text:p text:style-name="P21"><text:span text:style-name="T15">Hoe privacy respecterende</text:span><text:span text:style-name="T12"> </text:span><text:span text:style-name="T27">bron- en contactopsporing </text:span><text:span text:style-name="T25">werkt</text:span><text:line-break/><text:line-break/>Paneel 1<text:line-break/><text:span text:style-name="T11">De telefoon van Alice zendt elke paar minuten een willekeurige boodschap uit. </text:span></text:p>
      <text:p text:style-name="P21"><text:span text:style-name="T11"/></text:p>
      <text:p text:style-name="P22">Paneel 2<text:span text:style-name="T5"><text:line-break/>Alice zit naast Bob. Hun telefoons wisselen berichten uit.</text:span></text:p>
      <text:p text:style-name="P22"><text:span text:style-name="T5"/></text:p>
      <text:p text:style-name="P22">Paneel 3<text:span text:style-name="T5"><text:line-break/>Beide telefoons onthouden wat ze de afgelopen 14 dagen hebben gezegd en gehoord.<text:line-break/><text:line-break/></text:span>Paneel 4<text:span text:style-name="T5"><text:line-break/>Als Alice COVID-19 krijgt, stuurt ze haar verzonden berichten naar een ziekenhuis</text:span></text:p>
      <text:p text:style-name="P22"><text:span text:style-name="T5"/></text:p>
      <text:p text:style-name="P22">Paneel 5<text:line-break/><text:span text:style-name="T5">Omdat het willekeurige berichten zijn, worden er geen gegevens aan het ziekenhuis onthuld</text:span></text:p>
      <text:p text:style-name="P22"><text:line-break/>Paneel 6<text:span text:style-name="T5"><text:line-break/>… maar de telefoon van Bob kan wel bepalen of het berichten heeft “gehoord” van COVID-19 gevallen! <text:line-break/><text:line-break/></text:span>Paneel 7 <text:span text:style-name="T5"><text:line-break/>Als het genoeg berichten heeft “gehoord”, duidt dit erop dat Bob lang genoeg was blootgesteld en wordt hij gewaarschuwd. </text:span></text:p>
      <text:p text:style-name="P22">Paneel 8<text:line-break/><text:span text:style-name="T5">En dat is hoe </text:span><text:span text:style-name="T33">bron- en contactopsporing </text:span><text:span text:style-name="T32">onze gezondheid EN onze privacy kan beschermen!</text:span></text:p>
      <text:p text:style-name="P23"><text:span text:style-name="T34"><text:line-break/>Nederlandse vertaling: Björn Wijers, </text:span><text:a xlink:type="simple" xlink:href="https://burobjorn.nl/" text:style-name="Internet_20_link" text:visited-style-name="Visited_20_Internet_20_Link">https://burobjorn.nl</text:a><text:span text:style-name="T34"> </text:span><text:span text:style-name="T35">(CC-0)</text:span><text:span text:style-name="T34"><text:line-break/></text:span><text:span text:style-name="T5"><text:line-break/><text:line-break/></text:span></text:p>
      <text:p text:style-name="P22"><text:span text:style-name="T5"/></text:p>
      <text:p text:style-name="P22"><text:span text:style-name="T5"/></text:p>
      <text:p text:style-name="P22"><text:span text:style-name="T5"/></text:p>
      <text:p text:style-name="P22"><text:span text:style-name="T5"/></text:p>
      <text:p text:style-name="P24"/>
      <text:p text:style-name="P14"><text:soft-page-break/><text:span text:style-name="T22"/></text:p>
      <text:p text:style-name="P13"><text:span text:style-name="T28"/></text:p>
      <text:p text:style-name="P13"><text:span text:style-name="T28"/></text:p>
      <text:p text:style-name="P12"><text:span text:style-name="T25"><text:line-break/></text:span><text:span text:style-name="T28"> <text:s text:c="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23:16:00.091249219</meta:creation-date>
    <dc:date>2020-04-12T00:58:17.205080890</dc:date>
    <meta:editing-duration>PT29M12S</meta:editing-duration>
    <meta:editing-cycles>8</meta:editing-cycles>
    <meta:generator>LibreOffice/6.0.7.3$Linux_X86_64 LibreOffice_project/00m0$Build-3</meta:generator>
    <meta:document-statistic meta:table-count="0" meta:image-count="0" meta:object-count="0" meta:page-count="5" meta:paragraph-count="57" meta:word-count="1091" meta:character-count="6985" meta:non-whitespace-character-count="5860"/>
  </office:meta>
</office:document-meta>
</file>